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" manifest:full-path="Pictures/2000000700000FB5000000C94FDA4EAC.wmf"/>
  <manifest:file-entry manifest:media-type="" manifest:full-path="Pictures/20000007000025F9000000C9F0140E06.wmf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ode">
      <style:paragraph-properties fo:orphans="2" fo:widows="2"/>
    </style:style>
    <style:style style:name="P2" style:family="paragraph" style:parent-style-name="code">
      <style:paragraph-properties fo:orphans="2" fo:widows="2"/>
      <style:text-properties style:use-window-font-color="true" style:font-name="Courier" fo:font-size="8.5pt" style:font-name-asian="Courier" style:font-size-asian="8.5pt" style:font-name-complex="Courier" style:font-size-complex="8.5pt"/>
    </style:style>
    <style:style style:name="P3" style:family="paragraph" style:parent-style-name="Heading1_20_Without_20_Numbering" style:master-page-name="Appendix">
      <style:paragraph-properties style:page-number="auto"/>
    </style:style>
    <style:style style:name="P4" style:family="paragraph" style:parent-style-name="code">
      <style:paragraph-properties fo:orphans="2" fo:widows="2"/>
    </style:style>
    <style:style style:name="P5" style:family="paragraph" style:parent-style-name="code">
      <style:paragraph-properties fo:margin-left="0cm" fo:margin-right="0cm" fo:orphans="2" fo:widows="2" fo:text-indent="0cm" style:auto-text-indent="false"/>
      <style:text-properties fo:font-size="8pt" style:font-size-asian="8pt" style:font-size-complex="8pt"/>
    </style:style>
    <style:style style:name="P6" style:family="paragraph">
      <style:paragraph-properties fo:text-align="center"/>
      <style:text-properties fo:font-size="18pt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6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6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list xml:id="list3837229466528025565" text:style-name="Appendix_20_Numbering">
        <text:list-item>
          <text:p text:style-name="P3">XML Schema for jdo.xml</text:p>
        </text:list-item>
      </text:list>
      <text:p text:style-name="P5">&lt;?xml version="1.0" encoding="UTF-8"?&gt;</text:p>
      <text:p text:style-name="P5">&lt;!--</text:p>
      <text:p text:style-name="P5"><text:s text:c="2"/>Licensed to the Apache Software Foundation (ASF) under one or more</text:p>
      <text:p text:style-name="P5"><text:s text:c="2"/>contributor license agreements. <text:s/>See the NOTICE file distributed with</text:p>
      <text:p text:style-name="P5"><text:s text:c="2"/>this work for additional information regarding copyright ownership.</text:p>
      <text:p text:style-name="P5"><text:s text:c="2"/>The ASF licenses this file to You under the Apache License, Version 2.0</text:p>
      <text:p text:style-name="P5"><text:s text:c="2"/>(the "License"); you may not use this file except in compliance with</text:p>
      <text:p text:style-name="P5"><text:s text:c="2"/>the License. <text:s/>You may obtain a copy of the License at</text:p>
      <text:p text:style-name="P5"/>
      <text:p text:style-name="P5"><text:s text:c="6"/>http://www.apache.org/licenses/LICENSE-2.0</text:p>
      <text:p text:style-name="P5"/>
      <text:p text:style-name="P5"><text:s text:c="2"/>Unless required by applicable law or agreed to in writing, software</text:p>
      <text:p text:style-name="P5"><text:s text:c="2"/>distributed under the License is distributed on an "AS IS" BASIS,</text:p>
      <text:p text:style-name="P5"><text:s text:c="2"/>WITHOUT WARRANTIES OR CONDITIONS OF ANY KIND, either express or implied.</text:p>
      <text:p text:style-name="P5"><text:s text:c="2"/>See the License for the specific language governing permissions and</text:p>
      <text:p text:style-name="P5"><text:s text:c="2"/>limitations under the License.</text:p>
      <text:p text:style-name="P5">--&gt;</text:p>
      <text:p text:style-name="P5">&lt;xs:schema targetNamespace="http://xmlns.jcp.org/xml/ns/jdo/jdo"</text:p>
      <text:p text:style-name="P5"><text:s text:c="11"/>xmlns="http://xmlns.jcp.org/xml/ns/jdo/jdo"</text:p>
      <text:p text:style-name="P5"><text:s text:c="11"/>xmlns:xs="http://www.w3.org/2001/XMLSchema"</text:p>
      <text:p text:style-name="P5"><text:s text:c="11"/>version="3.2"&gt;</text:p>
      <text:p text:style-name="P5"><text:s text:c="4"/>&lt;xs:element name="jdo"&gt;</text:p>
      <text:p text:style-name="P5"><text:s text:c="8"/>&lt;xs:complexType&gt;</text:p>
      <text:p text:style-name="P5"><text:s text:c="12"/>&lt;xs:choice maxOccurs="unbounded"&gt;</text:p>
      <text:p text:style-name="P5"><text:s text:c="16"/>&lt;xs:element ref="extension"/&gt;</text:p>
      <text:p text:style-name="P5"><text:s text:c="16"/>&lt;xs:element ref="package"/&gt;</text:p>
      <text:p text:style-name="P5"><text:s text:c="16"/>&lt;xs:element ref="query"/&gt;</text:p>
      <text:p text:style-name="P5"><text:s text:c="16"/>&lt;xs:element ref="fetch-plan"/&gt;</text:p>
      <text:p text:style-name="P5"><text:s text:c="12"/>&lt;/xs:choice&gt;</text:p>
      <text:p text:style-name="P5"><text:s text:c="12"/>&lt;xs:attributeGroup ref="attlist.jdo"/&gt;</text:p>
      <text:p text:style-name="P5"><text:s text:c="8"/>&lt;/xs:complexType&gt;</text:p>
      <text:p text:style-name="P5"><text:s text:c="4"/>&lt;/xs:element&gt;</text:p>
      <text:p text:style-name="P5"><text:s text:c="4"/>&lt;xs:attributeGroup name="attlist.jdo"&gt;</text:p>
      <text:p text:style-name="P5"><text:s text:c="8"/>&lt;xs:attribute name="catalog"/&gt;</text:p>
      <text:p text:style-name="P5"><text:s text:c="8"/>&lt;xs:attribute name="schema"/&gt;</text:p>
      <text:p text:style-name="P5"><text:s text:c="4"/>&lt;/xs:attributeGroup&gt;</text:p>
      <text:p text:style-name="P5"><text:s text:c="4"/>&lt;xs:element name="fetch-plan"&gt;</text:p>
      <text:p text:style-name="P5"><text:s text:c="8"/>&lt;xs:complexType&gt;</text:p>
      <text:p text:style-name="P5"><text:s text:c="12"/>&lt;xs:choice maxOccurs="unbounded"&gt;</text:p>
      <text:p text:style-name="P5"><text:s text:c="16"/>&lt;xs:element ref="fetch-group"/&gt;</text:p>
      <text:p text:style-name="P5"><text:s text:c="12"/>&lt;/xs:choice&gt;</text:p>
      <text:p text:style-name="P5"><text:s text:c="12"/>&lt;xs:attributeGroup ref="attlist.fetch-plan"/&gt;</text:p>
      <text:p text:style-name="P5"><text:s text:c="8"/>&lt;/xs:complexType&gt;</text:p>
      <text:p text:style-name="P5"><text:s text:c="4"/>&lt;/xs:element&gt;</text:p>
      <text:p text:style-name="P5"><text:s text:c="4"/>&lt;xs:attributeGroup name="attlist.fetch-plan"&gt;</text:p>
      <text:p text:style-name="P5"><text:s text:c="8"/>&lt;xs:attribute name="name" default=""/&gt;</text:p>
      <text:p text:style-name="P5"><text:s text:c="8"/>&lt;xs:attribute name="max-fetch-depth" default="1"/&gt;</text:p>
      <text:p text:style-name="P5"><text:s text:c="8"/>&lt;xs:attribute name="fetch-size" default="0"/&gt;</text:p>
      <text:p text:style-name="P5"><text:s text:c="4"/>&lt;/xs:attributeGroup&gt;</text:p>
      <text:p text:style-name="P5"><text:s text:c="4"/>&lt;xs:element name="package"&gt;</text:p>
      <text:p text:style-name="P5"><text:s text:c="8"/>&lt;xs:complexType&gt;</text:p>
      <text:p text:style-name="P5"><text:s text:c="12"/>&lt;xs:choice maxOccurs="unbounded"&gt;</text:p>
      <text:p text:style-name="P5"><text:s text:c="16"/>&lt;xs:element ref="extension"/&gt;</text:p>
      <text:p text:style-name="P5"><text:soft-page-break/><text:s text:c="16"/>&lt;xs:element ref="interface"/&gt;</text:p>
      <text:p text:style-name="P5"><text:s text:c="16"/>&lt;xs:element ref="class"/&gt;</text:p>
      <text:p text:style-name="P5"><text:s text:c="16"/>&lt;xs:element ref="sequence"/&gt;</text:p>
      <text:p text:style-name="P5"><text:s text:c="12"/>&lt;/xs:choice&gt;</text:p>
      <text:p text:style-name="P5"><text:s text:c="12"/>&lt;xs:attributeGroup ref="attlist.package"/&gt;</text:p>
      <text:p text:style-name="P5"><text:s text:c="8"/>&lt;/xs:complexType&gt;</text:p>
      <text:p text:style-name="P5"><text:s text:c="4"/>&lt;/xs:element&gt;</text:p>
      <text:p text:style-name="P5"><text:s text:c="4"/>&lt;xs:attributeGroup name="attlist.package"&gt;</text:p>
      <text:p text:style-name="P5"><text:s text:c="8"/>&lt;xs:attribute name="name" default=""/&gt;</text:p>
      <text:p text:style-name="P5"><text:s text:c="8"/>&lt;xs:attribute name="catalog"/&gt;</text:p>
      <text:p text:style-name="P5"><text:s text:c="8"/>&lt;xs:attribute name="schema"/&gt;</text:p>
      <text:p text:style-name="P5"><text:s text:c="4"/>&lt;/xs:attributeGroup&gt;</text:p>
      <text:p text:style-name="P5"><text:s text:c="4"/>&lt;xs:element name="interface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annotation&gt;&lt;xs:documentation&gt;</text:p>
      <text:p text:style-name="P5"><text:s text:c="20"/>Please note, </text:p>
      <text:p text:style-name="P5"><text:s text:c="20"/>the following subelements must not occur more than once:</text:p>
      <text:p text:style-name="P5"><text:s text:c="20"/>- datastore-identity</text:p>
      <text:p text:style-name="P5"><text:s text:c="20"/>- primary-key</text:p>
      <text:p text:style-name="P5"><text:s text:c="20"/>- inheritance</text:p>
      <text:p text:style-name="P5"><text:s text:c="20"/>- version</text:p>
      <text:p text:style-name="P5"><text:s text:c="16"/>&lt;/xs:documentation&gt;&lt;/xs:annotation&gt;</text:p>
      <text:p text:style-name="P5"><text:s text:c="16"/>&lt;xs:element ref="extension"/&gt;</text:p>
      <text:p text:style-name="P5"><text:s text:c="16"/>&lt;xs:element ref="datastore-identity"/&gt;</text:p>
      <text:p text:style-name="P5"><text:s text:c="16"/>&lt;xs:element ref="primary-key"/&gt;</text:p>
      <text:p text:style-name="P5"><text:s text:c="16"/>&lt;xs:element ref="inheritance"/&gt;</text:p>
      <text:p text:style-name="P5"><text:s text:c="16"/>&lt;xs:element ref="version"/&gt;</text:p>
      <text:p text:style-name="P5"><text:s text:c="16"/>&lt;xs:element ref="join"/&gt;</text:p>
      <text:p text:style-name="P5"><text:s text:c="16"/>&lt;xs:element ref="foreign-key"/&gt;</text:p>
      <text:p text:style-name="P5"><text:s text:c="16"/>&lt;xs:element ref="index"/&gt;</text:p>
      <text:p text:style-name="P5"><text:s text:c="16"/>&lt;xs:element ref="unique"/&gt;</text:p>
      <text:p text:style-name="P5"><text:s text:c="16"/>&lt;xs:element ref="property"/&gt;</text:p>
      <text:p text:style-name="P5"><text:s text:c="16"/>&lt;xs:element ref="query"/&gt;</text:p>
      <text:p text:style-name="P5"><text:s text:c="16"/>&lt;xs:element ref="fetch-group"/&gt;</text:p>
      <text:p text:style-name="P5"><text:s text:c="12"/>&lt;/xs:choice&gt;</text:p>
      <text:p text:style-name="P5"><text:s text:c="12"/>&lt;xs:attributeGroup ref="attlist.interface"/&gt;</text:p>
      <text:p text:style-name="P5"><text:s text:c="8"/>&lt;/xs:complexType&gt;</text:p>
      <text:p text:style-name="P5"><text:s text:c="4"/>&lt;/xs:element&gt;</text:p>
      <text:p text:style-name="P5"><text:s text:c="4"/>&lt;xs:attributeGroup name="attlist.interface"&gt;</text:p>
      <text:p text:style-name="P5"><text:s text:c="8"/>&lt;xs:attribute name="name" use="required"/&gt;</text:p>
      <text:p text:style-name="P5"><text:s text:c="8"/>&lt;xs:attribute name="table"/&gt;</text:p>
      <text:p text:style-name="P5"><text:s text:c="8"/>&lt;xs:attribute name="identity-typ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datastore"/&gt;</text:p>
      <text:p text:style-name="P5"><text:s text:c="20"/>&lt;xs:enumeration value="application"/&gt;</text:p>
      <text:p text:style-name="P5"><text:s text:c="20"/>&lt;xs:enumeration value="nondurabl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objectid-class"/&gt;</text:p>
      <text:p text:style-name="P5"><text:s text:c="8"/>&lt;xs:attribute name="requires-extent" default="tru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oft-page-break/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detachable" default="fals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embedded-only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catalog"/&gt;</text:p>
      <text:p text:style-name="P5"><text:s text:c="8"/>&lt;xs:attribute name="schema"/&gt;</text:p>
      <text:p text:style-name="P5"><text:s text:c="8"/>&lt;xs:attribute name="cacheable" default="tru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serialize-read" default="fals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use-default-conversion" default="fals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4"/>&lt;/xs:attributeGroup&gt;</text:p>
      <text:p text:style-name="P5"><text:s text:c="4"/>&lt;xs:element name="property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annotation&gt;&lt;xs:documentation&gt;</text:p>
      <text:p text:style-name="P5"><text:s text:c="20"/>Please note, </text:p>
      <text:p text:style-name="P5"><text:s text:c="20"/>the following subelements must not occur more than once:</text:p>
      <text:p text:style-name="P5"><text:s text:c="20"/>- the choice of array, collection and map,</text:p>
      <text:p text:style-name="P5"><text:s text:c="20"/>- join</text:p>
      <text:p text:style-name="P5"><text:s text:c="20"/>- embedded</text:p>
      <text:p text:style-name="P5"><text:soft-page-break/><text:s text:c="20"/>- key</text:p>
      <text:p text:style-name="P5"><text:s text:c="20"/>- value</text:p>
      <text:p text:style-name="P5"><text:s text:c="20"/>- order</text:p>
      <text:p text:style-name="P5"><text:s text:c="20"/>- foreign-key</text:p>
      <text:p text:style-name="P5"><text:s text:c="20"/>- index</text:p>
      <text:p text:style-name="P5"><text:s text:c="20"/>- unique</text:p>
      <text:p text:style-name="P5"><text:s text:c="16"/>&lt;/xs:documentation&gt;&lt;/xs:annotation&gt;</text:p>
      <text:p text:style-name="P5"><text:s text:c="16"/>&lt;xs:element ref="extension"/&gt;</text:p>
      <text:p text:style-name="P5"><text:s text:c="16"/>&lt;xs:choice minOccurs="0" maxOccurs="1"&gt;</text:p>
      <text:p text:style-name="P5"><text:s text:c="20"/>&lt;xs:element ref="array"/&gt;</text:p>
      <text:p text:style-name="P5"><text:s text:c="20"/>&lt;xs:element ref="collection"/&gt;</text:p>
      <text:p text:style-name="P5"><text:s text:c="20"/>&lt;xs:element ref="map"/&gt;</text:p>
      <text:p text:style-name="P5"><text:s text:c="16"/>&lt;/xs:choice&gt;</text:p>
      <text:p text:style-name="P5"><text:s text:c="16"/>&lt;xs:element ref="join"/&gt;</text:p>
      <text:p text:style-name="P5"><text:s text:c="16"/>&lt;xs:element ref="embedded"/&gt;</text:p>
      <text:p text:style-name="P5"><text:s text:c="16"/>&lt;xs:element ref="element"/&gt;</text:p>
      <text:p text:style-name="P5"><text:s text:c="16"/>&lt;xs:element ref="key"/&gt;</text:p>
      <text:p text:style-name="P5"><text:s text:c="16"/>&lt;xs:element ref="value"/&gt;</text:p>
      <text:p text:style-name="P5"><text:s text:c="16"/>&lt;xs:element ref="order"/&gt;</text:p>
      <text:p text:style-name="P5"><text:s text:c="16"/>&lt;xs:element ref="column"/&gt;</text:p>
      <text:p text:style-name="P5"><text:s text:c="16"/>&lt;xs:element ref="foreign-key"/&gt;</text:p>
      <text:p text:style-name="P5"><text:s text:c="16"/>&lt;xs:element ref="index"/&gt;</text:p>
      <text:p text:style-name="P5"><text:s text:c="16"/>&lt;xs:element ref="unique"/&gt;</text:p>
      <text:p text:style-name="P5"><text:s text:c="12"/>&lt;/xs:choice&gt;</text:p>
      <text:p text:style-name="P5"><text:s text:c="12"/>&lt;xs:attributeGroup ref="attlist.property"/&gt;</text:p>
      <text:p text:style-name="P5"><text:s text:c="8"/>&lt;/xs:complexType&gt;</text:p>
      <text:p text:style-name="P5"><text:s text:c="4"/>&lt;/xs:element&gt;</text:p>
      <text:p text:style-name="P5"><text:s text:c="4"/>&lt;xs:attributeGroup name="attlist.property"&gt;</text:p>
      <text:p text:style-name="P5"><text:s text:c="8"/>&lt;xs:attribute name="name" use="required"/&gt;</text:p>
      <text:p text:style-name="P5"><text:s text:c="8"/>&lt;xs:attribute name="persistence-modifier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persistent"/&gt;</text:p>
      <text:p text:style-name="P5"><text:s text:c="20"/>&lt;xs:enumeration value="transactional"/&gt;</text:p>
      <text:p text:style-name="P5"><text:s text:c="20"/>&lt;xs:enumeration value="non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default-fetch-group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load-fetch-group"/&gt;</text:p>
      <text:p text:style-name="P5"><text:s text:c="8"/>&lt;xs:attribute name="null-value" default="non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default"/&gt;</text:p>
      <text:p text:style-name="P5"><text:s text:c="20"/>&lt;xs:enumeration value="exception"/&gt;</text:p>
      <text:p text:style-name="P5"><text:s text:c="20"/>&lt;xs:enumeration value="non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oft-page-break/><text:s text:c="8"/>&lt;xs:attribute name="dependent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embedded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primary-key" default="fals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value-strategy"/&gt;</text:p>
      <text:p text:style-name="P5"><text:s text:c="8"/>&lt;xs:attribute name="sequence"/&gt;</text:p>
      <text:p text:style-name="P5"><text:s text:c="8"/>&lt;xs:attribute name="serialized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field-type"/&gt;</text:p>
      <text:p text:style-name="P5"><text:s text:c="8"/>&lt;xs:attribute name="table"/&gt;</text:p>
      <text:p text:style-name="P5"><text:s text:c="8"/>&lt;xs:attribute name="column"/&gt;</text:p>
      <text:p text:style-name="P5"><text:s text:c="8"/>&lt;xs:attribute name="delete-action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restrict"/&gt;</text:p>
      <text:p text:style-name="P5"><text:s text:c="20"/>&lt;xs:enumeration value="cascade"/&gt;</text:p>
      <text:p text:style-name="P5"><text:s text:c="20"/>&lt;xs:enumeration value="null"/&gt;</text:p>
      <text:p text:style-name="P5"><text:s text:c="20"/>&lt;xs:enumeration value="default"/&gt;</text:p>
      <text:p text:style-name="P5"><text:s text:c="20"/>&lt;xs:enumeration value="non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indexed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20"/>&lt;xs:enumeration value="unique"/&gt;</text:p>
      <text:p text:style-name="P5"><text:s text:c="16"/>&lt;/xs:restriction&gt;</text:p>
      <text:p text:style-name="P5"><text:s text:c="12"/>&lt;/xs:simpleType&gt;</text:p>
      <text:p text:style-name="P5"><text:soft-page-break/><text:s text:c="8"/>&lt;/xs:attribute&gt;</text:p>
      <text:p text:style-name="P5"><text:s text:c="8"/>&lt;xs:attribute name="uniqu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mapped-by"/&gt;</text:p>
      <text:p text:style-name="P5"><text:s text:c="8"/>&lt;xs:attribute name="recursion-depth"/&gt;</text:p>
      <text:p text:style-name="P5"><text:s text:c="8"/>&lt;xs:attribute name="field-name"/&gt;</text:p>
      <text:p text:style-name="P5"><text:s text:c="8"/>&lt;xs:attribute name="cacheable" default="tru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converter"/&gt;</text:p>
      <text:p text:style-name="P5"><text:s text:c="8"/>&lt;xs:attribute name="use-default-conversion" default="fals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4"/>&lt;/xs:attributeGroup&gt;</text:p>
      <text:p text:style-name="P5"><text:s text:c="4"/>&lt;xs:element name="class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annotation&gt;&lt;xs:documentation&gt;</text:p>
      <text:p text:style-name="P5"><text:s text:c="20"/>Please note, </text:p>
      <text:p text:style-name="P5"><text:s text:c="20"/>the following subelements must not occur more than once:</text:p>
      <text:p text:style-name="P5"><text:s text:c="20"/>- datastore-identity</text:p>
      <text:p text:style-name="P5"><text:s text:c="20"/>- primary-key</text:p>
      <text:p text:style-name="P5"><text:s text:c="20"/>- inheritance</text:p>
      <text:p text:style-name="P5"><text:s text:c="20"/>- version</text:p>
      <text:p text:style-name="P5"><text:s text:c="16"/>&lt;/xs:documentation&gt;&lt;/xs:annotation&gt;</text:p>
      <text:p text:style-name="P5"><text:s text:c="16"/>&lt;xs:element ref="extension"/&gt;</text:p>
      <text:p text:style-name="P5"><text:s text:c="16"/>&lt;xs:element ref="implements"/&gt;</text:p>
      <text:p text:style-name="P5"><text:s text:c="16"/>&lt;xs:element ref="datastore-identity"/&gt;</text:p>
      <text:p text:style-name="P5"><text:s text:c="16"/>&lt;xs:element ref="primary-key"/&gt;</text:p>
      <text:p text:style-name="P5"><text:s text:c="16"/>&lt;xs:element ref="inheritance"/&gt;</text:p>
      <text:p text:style-name="P5"><text:s text:c="16"/>&lt;xs:element ref="version"/&gt;</text:p>
      <text:p text:style-name="P5"><text:s text:c="16"/>&lt;xs:element ref="join"/&gt;</text:p>
      <text:p text:style-name="P5"><text:s text:c="16"/>&lt;xs:element ref="foreign-key"/&gt;</text:p>
      <text:p text:style-name="P5"><text:s text:c="16"/>&lt;xs:element ref="index"/&gt;</text:p>
      <text:p text:style-name="P5"><text:s text:c="16"/>&lt;xs:element ref="unique"/&gt;</text:p>
      <text:p text:style-name="P5"><text:s text:c="16"/>&lt;xs:element ref="column"/&gt;</text:p>
      <text:p text:style-name="P5"><text:s text:c="16"/>&lt;xs:element ref="field"/&gt;</text:p>
      <text:p text:style-name="P5"><text:s text:c="16"/>&lt;xs:element ref="property"/&gt;</text:p>
      <text:p text:style-name="P5"><text:s text:c="16"/>&lt;xs:element ref="query"/&gt;</text:p>
      <text:p text:style-name="P5"><text:s text:c="16"/>&lt;xs:element ref="fetch-group"/&gt;</text:p>
      <text:p text:style-name="P5"><text:soft-page-break/><text:s text:c="12"/>&lt;/xs:choice&gt;</text:p>
      <text:p text:style-name="P5"><text:s text:c="12"/>&lt;xs:attributeGroup ref="attlist.class"/&gt;</text:p>
      <text:p text:style-name="P5"><text:s text:c="8"/>&lt;/xs:complexType&gt;</text:p>
      <text:p text:style-name="P5"><text:s text:c="4"/>&lt;/xs:element&gt;</text:p>
      <text:p text:style-name="P5"><text:s text:c="4"/>&lt;xs:attributeGroup name="attlist.class"&gt;</text:p>
      <text:p text:style-name="P5"><text:s text:c="8"/>&lt;xs:attribute name="name" use="required"/&gt;</text:p>
      <text:p text:style-name="P5"><text:s text:c="8"/>&lt;xs:attribute name="identity-typ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application"/&gt;</text:p>
      <text:p text:style-name="P5"><text:s text:c="20"/>&lt;xs:enumeration value="datastore"/&gt;</text:p>
      <text:p text:style-name="P5"><text:s text:c="20"/>&lt;xs:enumeration value="nondurabl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objectid-class"/&gt;</text:p>
      <text:p text:style-name="P5"><text:s text:c="8"/>&lt;xs:attribute name="table"/&gt;</text:p>
      <text:p text:style-name="P5"><text:s text:c="8"/>&lt;xs:attribute name="requires-extent" default="tru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persistence-capable-superclass"/&gt;</text:p>
      <text:p text:style-name="P5"><text:s text:c="8"/>&lt;xs:attribute name="detachable" default="fals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embedded-only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persistence-modifier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persistence-capable"/&gt;</text:p>
      <text:p text:style-name="P5"><text:s text:c="20"/>&lt;xs:enumeration value="persistence-aware"/&gt;</text:p>
      <text:p text:style-name="P5"><text:s text:c="20"/>&lt;xs:enumeration value="non-persistent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catalog"/&gt;</text:p>
      <text:p text:style-name="P5"><text:s text:c="8"/>&lt;xs:attribute name="schema"/&gt;</text:p>
      <text:p text:style-name="P5"><text:s text:c="8"/>&lt;xs:attribute name="cacheable" default="true"&gt;</text:p>
      <text:p text:style-name="P5"><text:s text:c="12"/>&lt;xs:simpleType&gt;</text:p>
      <text:p text:style-name="P5"><text:s text:c="16"/>&lt;xs:restriction base="xs:token"&gt;</text:p>
      <text:p text:style-name="P5"><text:soft-page-break/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serialize-read" default="fals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use-default-conversion" default="fals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4"/>&lt;/xs:attributeGroup&gt;</text:p>
      <text:p text:style-name="P5"><text:s text:c="4"/>&lt;xs:element name="primary-key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element ref="extension"/&gt;</text:p>
      <text:p text:style-name="P5"><text:s text:c="16"/>&lt;xs:element ref="column"/&gt;</text:p>
      <text:p text:style-name="P5"><text:s text:c="12"/>&lt;/xs:choice&gt;</text:p>
      <text:p text:style-name="P5"><text:s text:c="12"/>&lt;xs:attributeGroup ref="attlist.primary-key"/&gt;</text:p>
      <text:p text:style-name="P5"><text:s text:c="8"/>&lt;/xs:complexType&gt;</text:p>
      <text:p text:style-name="P5"><text:s text:c="4"/>&lt;/xs:element&gt;</text:p>
      <text:p text:style-name="P5"><text:s text:c="4"/>&lt;xs:attributeGroup name="attlist.primary-key"&gt;</text:p>
      <text:p text:style-name="P5"><text:s text:c="8"/>&lt;xs:attribute name="name"/&gt;</text:p>
      <text:p text:style-name="P5"><text:s text:c="8"/>&lt;xs:attribute name="column"/&gt;</text:p>
      <text:p text:style-name="P5"><text:s text:c="4"/>&lt;/xs:attributeGroup&gt;</text:p>
      <text:p text:style-name="P5"><text:s text:c="4"/>&lt;xs:element name="join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annotation&gt;&lt;xs:documentation&gt;</text:p>
      <text:p text:style-name="P5"><text:s text:c="20"/>Please note, </text:p>
      <text:p text:style-name="P5"><text:s text:c="20"/>the following subelements must not occur more than once:</text:p>
      <text:p text:style-name="P5"><text:s text:c="20"/>- primary-key</text:p>
      <text:p text:style-name="P5"><text:s text:c="20"/>- foreign-key</text:p>
      <text:p text:style-name="P5"><text:s text:c="20"/>- index</text:p>
      <text:p text:style-name="P5"><text:s text:c="20"/>- unique</text:p>
      <text:p text:style-name="P5"><text:s text:c="16"/>&lt;/xs:documentation&gt;&lt;/xs:annotation&gt;</text:p>
      <text:p text:style-name="P5"><text:s text:c="16"/>&lt;xs:element ref="extension"/&gt;</text:p>
      <text:p text:style-name="P5"><text:s text:c="16"/>&lt;xs:element ref="primary-key"/&gt;</text:p>
      <text:p text:style-name="P5"><text:s text:c="16"/>&lt;xs:element ref="column"/&gt;</text:p>
      <text:p text:style-name="P5"><text:s text:c="16"/>&lt;xs:element ref="foreign-key"/&gt;</text:p>
      <text:p text:style-name="P5"><text:s text:c="16"/>&lt;xs:element ref="index"/&gt;</text:p>
      <text:p text:style-name="P5"><text:s text:c="16"/>&lt;xs:element ref="unique"/&gt;</text:p>
      <text:p text:style-name="P5"><text:s text:c="12"/>&lt;/xs:choice&gt;</text:p>
      <text:p text:style-name="P5"><text:s text:c="12"/>&lt;xs:attributeGroup ref="attlist.join"/&gt;</text:p>
      <text:p text:style-name="P5"><text:s text:c="8"/>&lt;/xs:complexType&gt;</text:p>
      <text:p text:style-name="P5"><text:s text:c="4"/>&lt;/xs:element&gt;</text:p>
      <text:p text:style-name="P5"><text:soft-page-break/><text:s text:c="4"/>&lt;xs:attributeGroup name="attlist.join"&gt;</text:p>
      <text:p text:style-name="P5"><text:s text:c="8"/>&lt;xs:attribute name="table"/&gt;</text:p>
      <text:p text:style-name="P5"><text:s text:c="8"/>&lt;xs:attribute name="column"/&gt;</text:p>
      <text:p text:style-name="P5"><text:s text:c="8"/>&lt;xs:attribute name="outer" default="fals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delete-action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restrict"/&gt;</text:p>
      <text:p text:style-name="P5"><text:s text:c="20"/>&lt;xs:enumeration value="cascade"/&gt;</text:p>
      <text:p text:style-name="P5"><text:s text:c="20"/>&lt;xs:enumeration value="null"/&gt;</text:p>
      <text:p text:style-name="P5"><text:s text:c="20"/>&lt;xs:enumeration value="default"/&gt;</text:p>
      <text:p text:style-name="P5"><text:s text:c="20"/>&lt;xs:enumeration value="non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indexed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20"/>&lt;xs:enumeration value="uniqu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uniqu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4"/>&lt;/xs:attributeGroup&gt;</text:p>
      <text:p text:style-name="P5"><text:s text:c="4"/>&lt;xs:element name="version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annotation&gt;&lt;xs:documentation&gt;</text:p>
      <text:p text:style-name="P5"><text:s text:c="20"/>Please note, </text:p>
      <text:p text:style-name="P5"><text:s text:c="20"/>the following subelements must not occur more than once:</text:p>
      <text:p text:style-name="P5"><text:s text:c="20"/>- index</text:p>
      <text:p text:style-name="P5"><text:s text:c="16"/>&lt;/xs:documentation&gt;&lt;/xs:annotation&gt;</text:p>
      <text:p text:style-name="P5"><text:s text:c="16"/>&lt;xs:element ref="extension"/&gt;</text:p>
      <text:p text:style-name="P5"><text:s text:c="16"/>&lt;xs:element ref="column"/&gt;</text:p>
      <text:p text:style-name="P5"><text:s text:c="16"/>&lt;xs:element ref="index"/&gt;</text:p>
      <text:p text:style-name="P5"><text:s text:c="12"/>&lt;/xs:choice&gt;</text:p>
      <text:p text:style-name="P5"><text:s text:c="12"/>&lt;xs:attributeGroup ref="attlist.version"/&gt;</text:p>
      <text:p text:style-name="P5"><text:s text:c="8"/>&lt;/xs:complexType&gt;</text:p>
      <text:p text:style-name="P5"><text:s text:c="4"/>&lt;/xs:element&gt;</text:p>
      <text:p text:style-name="P5"><text:s text:c="4"/>&lt;xs:attributeGroup name="attlist.version"&gt;</text:p>
      <text:p text:style-name="P5"><text:soft-page-break/><text:s text:c="8"/>&lt;xs:attribute name="strategy"/&gt;</text:p>
      <text:p text:style-name="P5"><text:s text:c="8"/>&lt;xs:attribute name="column"/&gt;</text:p>
      <text:p text:style-name="P5"><text:s text:c="8"/>&lt;xs:attribute name="indexed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20"/>&lt;xs:enumeration value="uniqu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4"/>&lt;/xs:attributeGroup&gt;</text:p>
      <text:p text:style-name="P5"><text:s text:c="4"/>&lt;xs:element name="datastore-identity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element ref="extension"/&gt;</text:p>
      <text:p text:style-name="P5"><text:s text:c="16"/>&lt;xs:element ref="column"/&gt;</text:p>
      <text:p text:style-name="P5"><text:s text:c="12"/>&lt;/xs:choice&gt;</text:p>
      <text:p text:style-name="P5"><text:s text:c="12"/>&lt;xs:attributeGroup ref="attlist.datastore-identity"/&gt;</text:p>
      <text:p text:style-name="P5"><text:s text:c="8"/>&lt;/xs:complexType&gt;</text:p>
      <text:p text:style-name="P5"><text:s text:c="4"/>&lt;/xs:element&gt;</text:p>
      <text:p text:style-name="P5"><text:s text:c="4"/>&lt;xs:attributeGroup name="attlist.datastore-identity"&gt;</text:p>
      <text:p text:style-name="P5"><text:s text:c="8"/>&lt;xs:attribute name="column"/&gt;</text:p>
      <text:p text:style-name="P5"><text:s text:c="8"/>&lt;xs:attribute name="strategy" default="native"/&gt;</text:p>
      <text:p text:style-name="P5"><text:s text:c="8"/>&lt;xs:attribute name="sequence"/&gt;</text:p>
      <text:p text:style-name="P5"><text:s text:c="4"/>&lt;/xs:attributeGroup&gt;</text:p>
      <text:p text:style-name="P5"><text:s text:c="4"/>&lt;xs:element name="implements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element ref="extension"/&gt;</text:p>
      <text:p text:style-name="P5"><text:s text:c="16"/>&lt;xs:element ref="property"/&gt;</text:p>
      <text:p text:style-name="P5"><text:s text:c="12"/>&lt;/xs:choice&gt;</text:p>
      <text:p text:style-name="P5"><text:s text:c="12"/>&lt;xs:attributeGroup ref="attlist.implements"/&gt;</text:p>
      <text:p text:style-name="P5"><text:s text:c="8"/>&lt;/xs:complexType&gt;</text:p>
      <text:p text:style-name="P5"><text:s text:c="4"/>&lt;/xs:element&gt;</text:p>
      <text:p text:style-name="P5"><text:s text:c="4"/>&lt;xs:attributeGroup name="attlist.implements"&gt;</text:p>
      <text:p text:style-name="P5"><text:s text:c="8"/>&lt;xs:attribute name="name" use="required"/&gt;</text:p>
      <text:p text:style-name="P5"><text:s text:c="4"/>&lt;/xs:attributeGroup&gt;</text:p>
      <text:p text:style-name="P5"><text:s text:c="4"/>&lt;xs:element name="inheritance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annotation&gt;&lt;xs:documentation&gt;</text:p>
      <text:p text:style-name="P5"><text:s text:c="20"/>Please note, </text:p>
      <text:p text:style-name="P5"><text:s text:c="20"/>the following subelements must not occur more than once:</text:p>
      <text:p text:style-name="P5"><text:s text:c="20"/>- join</text:p>
      <text:p text:style-name="P5"><text:s text:c="20"/>- discriminator</text:p>
      <text:p text:style-name="P5"><text:s text:c="16"/>&lt;/xs:documentation&gt;&lt;/xs:annotation&gt;</text:p>
      <text:p text:style-name="P5"><text:s text:c="16"/>&lt;xs:element ref="extension"/&gt;</text:p>
      <text:p text:style-name="P5"><text:s text:c="16"/>&lt;xs:element ref="join"/&gt;</text:p>
      <text:p text:style-name="P5"><text:s text:c="16"/>&lt;xs:element ref="discriminator"/&gt;</text:p>
      <text:p text:style-name="P5"><text:s text:c="12"/>&lt;/xs:choice&gt;</text:p>
      <text:p text:style-name="P5"><text:s text:c="12"/>&lt;xs:attributeGroup ref="attlist.inheritance"/&gt;</text:p>
      <text:p text:style-name="P5"><text:s text:c="8"/>&lt;/xs:complexType&gt;</text:p>
      <text:p text:style-name="P5"><text:s text:c="4"/>&lt;/xs:element&gt;</text:p>
      <text:p text:style-name="P5"><text:s text:c="4"/>&lt;xs:attributeGroup name="attlist.inheritance"&gt;</text:p>
      <text:p text:style-name="P5"><text:s text:c="8"/>&lt;xs:attribute name="strategy"/&gt;</text:p>
      <text:p text:style-name="P5"><text:soft-page-break/><text:s text:c="4"/>&lt;/xs:attributeGroup&gt;</text:p>
      <text:p text:style-name="P5"><text:s text:c="4"/>&lt;xs:element name="discriminator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annotation&gt;&lt;xs:documentation&gt;</text:p>
      <text:p text:style-name="P5"><text:s text:c="20"/>Please note, </text:p>
      <text:p text:style-name="P5"><text:s text:c="20"/>the following subelements must not occur more than once:</text:p>
      <text:p text:style-name="P5"><text:s text:c="20"/>- index</text:p>
      <text:p text:style-name="P5"><text:s text:c="16"/>&lt;/xs:documentation&gt;&lt;/xs:annotation&gt;</text:p>
      <text:p text:style-name="P5"><text:s text:c="16"/>&lt;xs:element ref="extension"/&gt;</text:p>
      <text:p text:style-name="P5"><text:s text:c="16"/>&lt;xs:element ref="column"/&gt;</text:p>
      <text:p text:style-name="P5"><text:s text:c="16"/>&lt;xs:element ref="index"/&gt;</text:p>
      <text:p text:style-name="P5"><text:s text:c="12"/>&lt;/xs:choice&gt;</text:p>
      <text:p text:style-name="P5"><text:s text:c="12"/>&lt;xs:attributeGroup ref="attlist.discriminator"/&gt;</text:p>
      <text:p text:style-name="P5"><text:s text:c="8"/>&lt;/xs:complexType&gt;</text:p>
      <text:p text:style-name="P5"><text:s text:c="4"/>&lt;/xs:element&gt;</text:p>
      <text:p text:style-name="P5"><text:s text:c="4"/>&lt;xs:attributeGroup name="attlist.discriminator"&gt;</text:p>
      <text:p text:style-name="P5"><text:s text:c="8"/>&lt;xs:attribute name="column"/&gt;</text:p>
      <text:p text:style-name="P5"><text:s text:c="8"/>&lt;xs:attribute name="value"/&gt;</text:p>
      <text:p text:style-name="P5"><text:s text:c="8"/>&lt;xs:attribute name="strategy"/&gt;</text:p>
      <text:p text:style-name="P5"><text:s text:c="8"/>&lt;xs:attribute name="indexed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20"/>&lt;xs:enumeration value="uniqu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4"/>&lt;/xs:attributeGroup&gt;</text:p>
      <text:p text:style-name="P5"><text:s text:c="4"/>&lt;xs:element name="column"&gt;</text:p>
      <text:p text:style-name="P5"><text:s text:c="8"/>&lt;xs:complexType&gt;</text:p>
      <text:p text:style-name="P5"><text:s text:c="12"/>&lt;xs:sequence&gt;</text:p>
      <text:p text:style-name="P5"><text:s text:c="16"/>&lt;xs:element minOccurs="0" maxOccurs="unbounded" ref="extension"/&gt;</text:p>
      <text:p text:style-name="P5"><text:s text:c="12"/>&lt;/xs:sequence&gt;</text:p>
      <text:p text:style-name="P5"><text:s text:c="12"/>&lt;xs:attributeGroup ref="attlist.column"/&gt;</text:p>
      <text:p text:style-name="P5"><text:s text:c="8"/>&lt;/xs:complexType&gt;</text:p>
      <text:p text:style-name="P5"><text:s text:c="4"/>&lt;/xs:element&gt;</text:p>
      <text:p text:style-name="P5"><text:s text:c="4"/>&lt;xs:attributeGroup name="attlist.column"&gt;</text:p>
      <text:p text:style-name="P5"><text:s text:c="8"/>&lt;xs:attribute name="name"/&gt;</text:p>
      <text:p text:style-name="P5"><text:s text:c="8"/>&lt;xs:attribute name="target"/&gt;</text:p>
      <text:p text:style-name="P5"><text:s text:c="8"/>&lt;xs:attribute name="target-field"/&gt;</text:p>
      <text:p text:style-name="P5"><text:s text:c="8"/>&lt;xs:attribute name="jdbc-type"/&gt;</text:p>
      <text:p text:style-name="P5"><text:s text:c="8"/>&lt;xs:attribute name="sql-type"/&gt;</text:p>
      <text:p text:style-name="P5"><text:s text:c="8"/>&lt;xs:attribute name="length"/&gt;</text:p>
      <text:p text:style-name="P5"><text:s text:c="8"/>&lt;xs:attribute name="scale"/&gt;</text:p>
      <text:p text:style-name="P5"><text:s text:c="8"/>&lt;xs:attribute name="allows-null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default-value"/&gt;</text:p>
      <text:p text:style-name="P5"><text:s text:c="8"/>&lt;xs:attribute name="insert-value"/&gt;</text:p>
      <text:p text:style-name="P5"><text:soft-page-break/><text:tab/><text:tab/>&lt;xs:attribute name="position"/&gt;</text:p>
      <text:p text:style-name="P5"><text:s text:c="4"/>&lt;/xs:attributeGroup&gt;</text:p>
      <text:p text:style-name="P5"><text:s text:c="4"/>&lt;xs:element name="field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annotation&gt;&lt;xs:documentation&gt;</text:p>
      <text:p text:style-name="P5"><text:s text:c="20"/>Please note, </text:p>
      <text:p text:style-name="P5"><text:s text:c="20"/>the following subelements must not occur more than once:</text:p>
      <text:p text:style-name="P5"><text:s text:c="20"/>- the choice of array, collection, and map</text:p>
      <text:p text:style-name="P5"><text:s text:c="20"/>- join</text:p>
      <text:p text:style-name="P5"><text:s text:c="20"/>- embedded</text:p>
      <text:p text:style-name="P5"><text:s text:c="20"/>- key</text:p>
      <text:p text:style-name="P5"><text:s text:c="20"/>- value</text:p>
      <text:p text:style-name="P5"><text:s text:c="20"/>- order</text:p>
      <text:p text:style-name="P5"><text:s text:c="20"/>- foreign-key</text:p>
      <text:p text:style-name="P5"><text:s text:c="20"/>- index</text:p>
      <text:p text:style-name="P5"><text:s text:c="20"/>- unique</text:p>
      <text:p text:style-name="P5"><text:s text:c="16"/>&lt;/xs:documentation&gt;&lt;/xs:annotation&gt;</text:p>
      <text:p text:style-name="P5"><text:s text:c="16"/>&lt;xs:element ref="extension"/&gt;</text:p>
      <text:p text:style-name="P5"><text:s text:c="16"/>&lt;xs:choice minOccurs="0" maxOccurs="1"&gt;</text:p>
      <text:p text:style-name="P5"><text:s text:c="20"/>&lt;xs:element ref="array"/&gt;</text:p>
      <text:p text:style-name="P5"><text:s text:c="20"/>&lt;xs:element ref="collection"/&gt;</text:p>
      <text:p text:style-name="P5"><text:s text:c="20"/>&lt;xs:element ref="map"/&gt;</text:p>
      <text:p text:style-name="P5"><text:s text:c="16"/>&lt;/xs:choice&gt;</text:p>
      <text:p text:style-name="P5"><text:s text:c="16"/>&lt;xs:element ref="join"/&gt;</text:p>
      <text:p text:style-name="P5"><text:s text:c="16"/>&lt;xs:element ref="embedded"/&gt;</text:p>
      <text:p text:style-name="P5"><text:s text:c="16"/>&lt;xs:element ref="element"/&gt;</text:p>
      <text:p text:style-name="P5"><text:s text:c="16"/>&lt;xs:element ref="key"/&gt;</text:p>
      <text:p text:style-name="P5"><text:s text:c="16"/>&lt;xs:element ref="value"/&gt;</text:p>
      <text:p text:style-name="P5"><text:s text:c="16"/>&lt;xs:element ref="order"/&gt;</text:p>
      <text:p text:style-name="P5"><text:s text:c="16"/>&lt;xs:element ref="column"/&gt;</text:p>
      <text:p text:style-name="P5"><text:s text:c="16"/>&lt;xs:element ref="foreign-key"/&gt;</text:p>
      <text:p text:style-name="P5"><text:s text:c="16"/>&lt;xs:element ref="index"/&gt;</text:p>
      <text:p text:style-name="P5"><text:s text:c="16"/>&lt;xs:element ref="unique"/&gt;</text:p>
      <text:p text:style-name="P5"><text:s text:c="12"/>&lt;/xs:choice&gt;</text:p>
      <text:p text:style-name="P5"><text:s text:c="12"/>&lt;xs:attributeGroup ref="attlist.field"/&gt;</text:p>
      <text:p text:style-name="P5"><text:s text:c="8"/>&lt;/xs:complexType&gt;</text:p>
      <text:p text:style-name="P5"><text:s text:c="4"/>&lt;/xs:element&gt;</text:p>
      <text:p text:style-name="P5"><text:s text:c="4"/>&lt;xs:attributeGroup name="attlist.field"&gt;</text:p>
      <text:p text:style-name="P5"><text:s text:c="8"/>&lt;xs:attribute name="name" use="required"/&gt;</text:p>
      <text:p text:style-name="P5"><text:s text:c="8"/>&lt;xs:attribute name="persistence-modifier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persistent"/&gt;</text:p>
      <text:p text:style-name="P5"><text:s text:c="20"/>&lt;xs:enumeration value="transactional"/&gt;</text:p>
      <text:p text:style-name="P5"><text:s text:c="20"/>&lt;xs:enumeration value="non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field-type"/&gt;</text:p>
      <text:p text:style-name="P5"><text:s text:c="8"/>&lt;xs:attribute name="table"/&gt;</text:p>
      <text:p text:style-name="P5"><text:s text:c="8"/>&lt;xs:attribute name="column"/&gt;</text:p>
      <text:p text:style-name="P5"><text:s text:c="8"/>&lt;xs:attribute name="primary-key" default="fals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oft-page-break/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null-value" default="non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exception"/&gt;</text:p>
      <text:p text:style-name="P5"><text:s text:c="20"/>&lt;xs:enumeration value="default"/&gt;</text:p>
      <text:p text:style-name="P5"><text:s text:c="20"/>&lt;xs:enumeration value="non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default-fetch-group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embedded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serialized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dependent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value-strategy"/&gt;</text:p>
      <text:p text:style-name="P5"><text:s text:c="8"/>&lt;xs:attribute name="delete-action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restrict"/&gt;</text:p>
      <text:p text:style-name="P5"><text:s text:c="20"/>&lt;xs:enumeration value="cascade"/&gt;</text:p>
      <text:p text:style-name="P5"><text:s text:c="20"/>&lt;xs:enumeration value="null"/&gt;</text:p>
      <text:p text:style-name="P5"><text:s text:c="20"/>&lt;xs:enumeration value="default"/&gt;</text:p>
      <text:p text:style-name="P5"><text:s text:c="20"/>&lt;xs:enumeration value="none"/&gt;</text:p>
      <text:p text:style-name="P5"><text:s text:c="16"/>&lt;/xs:restriction&gt;</text:p>
      <text:p text:style-name="P5"><text:s text:c="12"/>&lt;/xs:simpleType&gt;</text:p>
      <text:p text:style-name="P5"><text:soft-page-break/><text:s text:c="8"/>&lt;/xs:attribute&gt;</text:p>
      <text:p text:style-name="P5"><text:s text:c="8"/>&lt;xs:attribute name="indexed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20"/>&lt;xs:enumeration value="uniqu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uniqu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sequence"/&gt;</text:p>
      <text:p text:style-name="P5"><text:s text:c="8"/>&lt;xs:attribute name="load-fetch-group"/&gt;</text:p>
      <text:p text:style-name="P5"><text:s text:c="8"/>&lt;xs:attribute name="recursion-depth"/&gt;</text:p>
      <text:p text:style-name="P5"><text:s text:c="8"/>&lt;xs:attribute name="mapped-by"/&gt;</text:p>
      <text:p text:style-name="P5"><text:s text:c="8"/>&lt;xs:attribute name="cacheable" default="tru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converter"/&gt;</text:p>
      <text:p text:style-name="P5"><text:s text:c="8"/>&lt;xs:attribute name="use-default-conversion" default="fals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4"/>&lt;/xs:attributeGroup&gt;</text:p>
      <text:p text:style-name="P5"><text:s text:c="4"/>&lt;xs:element name="foreign-key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annotation&gt;&lt;xs:documentation&gt;</text:p>
      <text:p text:style-name="P5"><text:s text:c="20"/>Please note, </text:p>
      <text:p text:style-name="P5"><text:s text:c="20"/>the following subelements must not occur more than once:</text:p>
      <text:p text:style-name="P5"><text:s text:c="20"/>- the choice of columns, fields and properties</text:p>
      <text:p text:style-name="P5"><text:s text:c="16"/>&lt;/xs:documentation&gt;&lt;/xs:annotation&gt;</text:p>
      <text:p text:style-name="P5"><text:s text:c="16"/>&lt;xs:element ref="extension"/&gt;</text:p>
      <text:p text:style-name="P5"><text:s text:c="16"/>&lt;xs:choice minOccurs="0" maxOccurs="1"&gt;</text:p>
      <text:p text:style-name="P5"><text:s text:c="20"/>&lt;xs:element minOccurs="0" maxOccurs="unbounded" ref="column"/&gt;</text:p>
      <text:p text:style-name="P5"><text:s text:c="20"/>&lt;xs:element minOccurs="0" maxOccurs="unbounded" ref="field"/&gt;</text:p>
      <text:p text:style-name="P5"><text:s text:c="20"/>&lt;xs:element minOccurs="0" maxOccurs="unbounded" ref="property"/&gt;</text:p>
      <text:p text:style-name="P5"><text:s text:c="16"/>&lt;/xs:choice&gt;</text:p>
      <text:p text:style-name="P5"><text:s text:c="12"/>&lt;/xs:choice&gt;</text:p>
      <text:p text:style-name="P5"><text:s text:c="12"/>&lt;xs:attributeGroup ref="attlist.foreign-key"/&gt;</text:p>
      <text:p text:style-name="P5"><text:soft-page-break/><text:s text:c="8"/>&lt;/xs:complexType&gt;</text:p>
      <text:p text:style-name="P5"><text:s text:c="4"/>&lt;/xs:element&gt;</text:p>
      <text:p text:style-name="P5"><text:s text:c="4"/>&lt;xs:attributeGroup name="attlist.foreign-key"&gt;</text:p>
      <text:p text:style-name="P5"><text:s text:c="8"/>&lt;xs:attribute name="table"/&gt;</text:p>
      <text:p text:style-name="P5"><text:s text:c="8"/>&lt;xs:attribute name="deferred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delete-action" default="restrict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restrict"/&gt;</text:p>
      <text:p text:style-name="P5"><text:s text:c="20"/>&lt;xs:enumeration value="cascade"/&gt;</text:p>
      <text:p text:style-name="P5"><text:s text:c="20"/>&lt;xs:enumeration value="null"/&gt;</text:p>
      <text:p text:style-name="P5"><text:s text:c="20"/>&lt;xs:enumeration value="default"/&gt;</text:p>
      <text:p text:style-name="P5"><text:s text:c="20"/>&lt;xs:enumeration value="non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update-action" default="restrict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restrict"/&gt;</text:p>
      <text:p text:style-name="P5"><text:s text:c="20"/>&lt;xs:enumeration value="cascade"/&gt;</text:p>
      <text:p text:style-name="P5"><text:s text:c="20"/>&lt;xs:enumeration value="null"/&gt;</text:p>
      <text:p text:style-name="P5"><text:s text:c="20"/>&lt;xs:enumeration value="default"/&gt;</text:p>
      <text:p text:style-name="P5"><text:s text:c="20"/>&lt;xs:enumeration value="non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uniqu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name"/&gt;</text:p>
      <text:p text:style-name="P5"><text:s text:c="4"/>&lt;/xs:attributeGroup&gt;</text:p>
      <text:p text:style-name="P5"><text:s text:c="4"/>&lt;xs:element name="collection"&gt;</text:p>
      <text:p text:style-name="P5"><text:s text:c="8"/>&lt;xs:complexType&gt;</text:p>
      <text:p text:style-name="P5"><text:s text:c="12"/>&lt;xs:sequence&gt;</text:p>
      <text:p text:style-name="P5"><text:s text:c="16"/>&lt;xs:element minOccurs="0" maxOccurs="unbounded" ref="extension"/&gt;</text:p>
      <text:p text:style-name="P5"><text:s text:c="12"/>&lt;/xs:sequence&gt;</text:p>
      <text:p text:style-name="P5"><text:s text:c="12"/>&lt;xs:attributeGroup ref="attlist.collection"/&gt;</text:p>
      <text:p text:style-name="P5"><text:s text:c="8"/>&lt;/xs:complexType&gt;</text:p>
      <text:p text:style-name="P5"><text:s text:c="4"/>&lt;/xs:element&gt;</text:p>
      <text:p text:style-name="P5"><text:s text:c="4"/>&lt;xs:attributeGroup name="attlist.collection"&gt;</text:p>
      <text:p text:style-name="P5"><text:s text:c="8"/>&lt;xs:attribute name="element-type"/&gt;</text:p>
      <text:p text:style-name="P5"><text:s text:c="8"/>&lt;xs:attribute name="embedded-element"&gt;</text:p>
      <text:p text:style-name="P5"><text:s text:c="12"/>&lt;xs:simpleType&gt;</text:p>
      <text:p text:style-name="P5"><text:soft-page-break/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dependent-element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serialized-element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4"/>&lt;/xs:attributeGroup&gt;</text:p>
      <text:p text:style-name="P5"><text:s text:c="4"/>&lt;xs:element name="map"&gt;</text:p>
      <text:p text:style-name="P5"><text:s text:c="8"/>&lt;xs:complexType&gt;</text:p>
      <text:p text:style-name="P5"><text:s text:c="12"/>&lt;xs:sequence&gt;</text:p>
      <text:p text:style-name="P5"><text:s text:c="16"/>&lt;xs:element minOccurs="0" maxOccurs="unbounded" ref="extension"/&gt;</text:p>
      <text:p text:style-name="P5"><text:s text:c="12"/>&lt;/xs:sequence&gt;</text:p>
      <text:p text:style-name="P5"><text:s text:c="12"/>&lt;xs:attributeGroup ref="attlist.map"/&gt;</text:p>
      <text:p text:style-name="P5"><text:s text:c="8"/>&lt;/xs:complexType&gt;</text:p>
      <text:p text:style-name="P5"><text:s text:c="4"/>&lt;/xs:element&gt;</text:p>
      <text:p text:style-name="P5"><text:s text:c="4"/>&lt;xs:attributeGroup name="attlist.map"&gt;</text:p>
      <text:p text:style-name="P5"><text:s text:c="8"/>&lt;xs:attribute name="key-type"/&gt;</text:p>
      <text:p text:style-name="P5"><text:s text:c="8"/>&lt;xs:attribute name="embedded-key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dependent-key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serialized-key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oft-page-break/><text:s text:c="8"/>&lt;/xs:attribute&gt;</text:p>
      <text:p text:style-name="P5"><text:s text:c="8"/>&lt;xs:attribute name="value-type"/&gt;</text:p>
      <text:p text:style-name="P5"><text:s text:c="8"/>&lt;xs:attribute name="embedded-valu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dependent-valu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serialized-valu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4"/>&lt;/xs:attributeGroup&gt;</text:p>
      <text:p text:style-name="P5"><text:s text:c="4"/>&lt;xs:element name="key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annotation&gt;&lt;xs:documentation&gt;</text:p>
      <text:p text:style-name="P5"><text:s text:c="20"/>Please note, </text:p>
      <text:p text:style-name="P5"><text:s text:c="20"/>the following subelements must not occur more than once:</text:p>
      <text:p text:style-name="P5"><text:s text:c="20"/>- embedded</text:p>
      <text:p text:style-name="P5"><text:s text:c="20"/>- foreign-key</text:p>
      <text:p text:style-name="P5"><text:s text:c="20"/>- index</text:p>
      <text:p text:style-name="P5"><text:s text:c="20"/>- unique</text:p>
      <text:p text:style-name="P5"><text:s text:c="16"/>&lt;/xs:documentation&gt;&lt;/xs:annotation&gt;</text:p>
      <text:p text:style-name="P5"><text:s text:c="16"/>&lt;xs:element ref="extension"/&gt;</text:p>
      <text:p text:style-name="P5"><text:s text:c="16"/>&lt;xs:element ref="embedded"/&gt;</text:p>
      <text:p text:style-name="P5"><text:s text:c="16"/>&lt;xs:element ref="column"/&gt;</text:p>
      <text:p text:style-name="P5"><text:s text:c="16"/>&lt;xs:element ref="foreign-key"/&gt;</text:p>
      <text:p text:style-name="P5"><text:s text:c="16"/>&lt;xs:element ref="index"/&gt;</text:p>
      <text:p text:style-name="P5"><text:s text:c="16"/>&lt;xs:element ref="unique"/&gt;</text:p>
      <text:p text:style-name="P5"><text:s text:c="12"/>&lt;/xs:choice&gt;</text:p>
      <text:p text:style-name="P5"><text:s text:c="12"/>&lt;xs:attributeGroup ref="attlist.key"/&gt;</text:p>
      <text:p text:style-name="P5"><text:s text:c="8"/>&lt;/xs:complexType&gt;</text:p>
      <text:p text:style-name="P5"><text:s text:c="4"/>&lt;/xs:element&gt;</text:p>
      <text:p text:style-name="P5"><text:s text:c="4"/>&lt;xs:attributeGroup name="attlist.key"&gt;</text:p>
      <text:p text:style-name="P5"><text:s text:c="8"/>&lt;xs:attribute name="column"/&gt;</text:p>
      <text:p text:style-name="P5"><text:s text:c="8"/>&lt;xs:attribute name="table"/&gt;</text:p>
      <text:p text:style-name="P5"><text:s text:c="8"/>&lt;xs:attribute name="delete-action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restrict"/&gt;</text:p>
      <text:p text:style-name="P5"><text:s text:c="20"/>&lt;xs:enumeration value="cascade"/&gt;</text:p>
      <text:p text:style-name="P5"><text:soft-page-break/><text:s text:c="20"/>&lt;xs:enumeration value="null"/&gt;</text:p>
      <text:p text:style-name="P5"><text:s text:c="20"/>&lt;xs:enumeration value="default"/&gt;</text:p>
      <text:p text:style-name="P5"><text:s text:c="20"/>&lt;xs:enumeration value="non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update-action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restrict"/&gt;</text:p>
      <text:p text:style-name="P5"><text:s text:c="20"/>&lt;xs:enumeration value="cascade"/&gt;</text:p>
      <text:p text:style-name="P5"><text:s text:c="20"/>&lt;xs:enumeration value="null"/&gt;</text:p>
      <text:p text:style-name="P5"><text:s text:c="20"/>&lt;xs:enumeration value="default"/&gt;</text:p>
      <text:p text:style-name="P5"><text:s text:c="20"/>&lt;xs:enumeration value="non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indexed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20"/>&lt;xs:enumeration value="uniqu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uniqu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mapped-by"/&gt;</text:p>
      <text:p text:style-name="P5"><text:s text:c="8"/>&lt;xs:attribute name="converter"/&gt;</text:p>
      <text:p text:style-name="P5"><text:s text:c="8"/>&lt;xs:attribute name="use-default-conversion" default="fals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4"/>&lt;/xs:attributeGroup&gt;</text:p>
      <text:p text:style-name="P5"><text:s text:c="4"/>&lt;xs:element name="value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annotation&gt;&lt;xs:documentation&gt;</text:p>
      <text:p text:style-name="P5"><text:s text:c="20"/>Please note, </text:p>
      <text:p text:style-name="P5"><text:s text:c="20"/>the following subelements must not occur more than once:</text:p>
      <text:p text:style-name="P5"><text:s text:c="20"/>- embedded</text:p>
      <text:p text:style-name="P5"><text:s text:c="20"/>- foreign-key</text:p>
      <text:p text:style-name="P5"><text:s text:c="20"/>- index</text:p>
      <text:p text:style-name="P5"><text:s text:c="20"/>- unique</text:p>
      <text:p text:style-name="P5"><text:s text:c="16"/>&lt;/xs:documentation&gt;&lt;/xs:annotation&gt;</text:p>
      <text:p text:style-name="P5"><text:soft-page-break/><text:s text:c="16"/>&lt;xs:element ref="extension"/&gt;</text:p>
      <text:p text:style-name="P5"><text:s text:c="16"/>&lt;xs:element ref="embedded"/&gt;</text:p>
      <text:p text:style-name="P5"><text:s text:c="16"/>&lt;xs:element ref="column"/&gt;</text:p>
      <text:p text:style-name="P5"><text:s text:c="16"/>&lt;xs:element ref="foreign-key"/&gt;</text:p>
      <text:p text:style-name="P5"><text:s text:c="16"/>&lt;xs:element ref="index"/&gt;</text:p>
      <text:p text:style-name="P5"><text:s text:c="16"/>&lt;xs:element ref="unique"/&gt;</text:p>
      <text:p text:style-name="P5"><text:s text:c="12"/>&lt;/xs:choice&gt;</text:p>
      <text:p text:style-name="P5"><text:s text:c="12"/>&lt;xs:attributeGroup ref="attlist.value"/&gt;</text:p>
      <text:p text:style-name="P5"><text:s text:c="8"/>&lt;/xs:complexType&gt;</text:p>
      <text:p text:style-name="P5"><text:s text:c="4"/>&lt;/xs:element&gt;</text:p>
      <text:p text:style-name="P5"><text:s text:c="4"/>&lt;xs:attributeGroup name="attlist.value"&gt;</text:p>
      <text:p text:style-name="P5"><text:s text:c="8"/>&lt;xs:attribute name="column"/&gt;</text:p>
      <text:p text:style-name="P5"><text:s text:c="8"/>&lt;xs:attribute name="table"/&gt;</text:p>
      <text:p text:style-name="P5"><text:s text:c="8"/>&lt;xs:attribute name="delete-action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restrict"/&gt;</text:p>
      <text:p text:style-name="P5"><text:s text:c="20"/>&lt;xs:enumeration value="cascade"/&gt;</text:p>
      <text:p text:style-name="P5"><text:s text:c="20"/>&lt;xs:enumeration value="null"/&gt;</text:p>
      <text:p text:style-name="P5"><text:s text:c="20"/>&lt;xs:enumeration value="default"/&gt;</text:p>
      <text:p text:style-name="P5"><text:s text:c="20"/>&lt;xs:enumeration value="non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update-action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restrict"/&gt;</text:p>
      <text:p text:style-name="P5"><text:s text:c="20"/>&lt;xs:enumeration value="cascade"/&gt;</text:p>
      <text:p text:style-name="P5"><text:s text:c="20"/>&lt;xs:enumeration value="null"/&gt;</text:p>
      <text:p text:style-name="P5"><text:s text:c="20"/>&lt;xs:enumeration value="default"/&gt;</text:p>
      <text:p text:style-name="P5"><text:s text:c="20"/>&lt;xs:enumeration value="non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indexed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20"/>&lt;xs:enumeration value="uniqu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uniqu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mapped-by"/&gt;</text:p>
      <text:p text:style-name="P5"><text:s text:c="8"/>&lt;xs:attribute name="converter"/&gt;</text:p>
      <text:p text:style-name="P5"><text:s text:c="8"/>&lt;xs:attribute name="use-default-conversion" default="false"&gt;</text:p>
      <text:p text:style-name="P5"><text:s text:c="12"/>&lt;xs:simpleType&gt;</text:p>
      <text:p text:style-name="P5"><text:soft-page-break/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4"/>&lt;/xs:attributeGroup&gt;</text:p>
      <text:p text:style-name="P5"><text:s text:c="4"/>&lt;xs:element name="array"&gt;</text:p>
      <text:p text:style-name="P5"><text:s text:c="8"/>&lt;xs:complexType&gt;</text:p>
      <text:p text:style-name="P5"><text:s text:c="12"/>&lt;xs:sequence&gt;</text:p>
      <text:p text:style-name="P5"><text:s text:c="16"/>&lt;xs:element minOccurs="0" maxOccurs="unbounded" ref="extension"/&gt;</text:p>
      <text:p text:style-name="P5"><text:s text:c="12"/>&lt;/xs:sequence&gt;</text:p>
      <text:p text:style-name="P5"><text:s text:c="12"/>&lt;xs:attributeGroup ref="attlist.array"/&gt;</text:p>
      <text:p text:style-name="P5"><text:s text:c="8"/>&lt;/xs:complexType&gt;</text:p>
      <text:p text:style-name="P5"><text:s text:c="4"/>&lt;/xs:element&gt;</text:p>
      <text:p text:style-name="P5"><text:s text:c="4"/>&lt;xs:attributeGroup name="attlist.array"&gt;</text:p>
      <text:p text:style-name="P5"><text:s text:c="8"/>&lt;xs:attribute name="element-type"/&gt;</text:p>
      <text:p text:style-name="P5"><text:s text:c="8"/>&lt;xs:attribute name="embedded-element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dependent-element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serialized-element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4"/>&lt;/xs:attributeGroup&gt;</text:p>
      <text:p text:style-name="P5"><text:s text:c="4"/>&lt;xs:element name="element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annotation&gt;&lt;xs:documentation&gt;</text:p>
      <text:p text:style-name="P5"><text:s text:c="20"/>Please note, </text:p>
      <text:p text:style-name="P5"><text:s text:c="20"/>the following subelements must not occur more than once:</text:p>
      <text:p text:style-name="P5"><text:s text:c="20"/>- embedded</text:p>
      <text:p text:style-name="P5"><text:s text:c="20"/>- foreign-key</text:p>
      <text:p text:style-name="P5"><text:s text:c="20"/>- index</text:p>
      <text:p text:style-name="P5"><text:s text:c="20"/>- unique</text:p>
      <text:p text:style-name="P5"><text:s text:c="16"/>&lt;/xs:documentation&gt;&lt;/xs:annotation&gt;</text:p>
      <text:p text:style-name="P5"><text:s text:c="16"/>&lt;xs:element ref="extension"/&gt;</text:p>
      <text:p text:style-name="P5"><text:s text:c="16"/>&lt;xs:element ref="embedded"/&gt;</text:p>
      <text:p text:style-name="P5"><text:s text:c="16"/>&lt;xs:element ref="column"/&gt;</text:p>
      <text:p text:style-name="P5"><text:soft-page-break/><text:s text:c="16"/>&lt;xs:element ref="foreign-key"/&gt;</text:p>
      <text:p text:style-name="P5"><text:s text:c="16"/>&lt;xs:element ref="index"/&gt;</text:p>
      <text:p text:style-name="P5"><text:s text:c="16"/>&lt;xs:element ref="unique"/&gt;</text:p>
      <text:p text:style-name="P5"><text:s text:c="12"/>&lt;/xs:choice&gt;</text:p>
      <text:p text:style-name="P5"><text:s text:c="12"/>&lt;xs:attributeGroup ref="attlist.element"/&gt;</text:p>
      <text:p text:style-name="P5"><text:s text:c="8"/>&lt;/xs:complexType&gt;</text:p>
      <text:p text:style-name="P5"><text:s text:c="4"/>&lt;/xs:element&gt;</text:p>
      <text:p text:style-name="P5"><text:s text:c="4"/>&lt;xs:attributeGroup name="attlist.element"&gt;</text:p>
      <text:p text:style-name="P5"><text:s text:c="8"/>&lt;xs:attribute name="column"/&gt;</text:p>
      <text:p text:style-name="P5"><text:s text:c="8"/>&lt;xs:attribute name="table"/&gt;</text:p>
      <text:p text:style-name="P5"><text:s text:c="8"/>&lt;xs:attribute name="delete-action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restrict"/&gt;</text:p>
      <text:p text:style-name="P5"><text:s text:c="20"/>&lt;xs:enumeration value="cascade"/&gt;</text:p>
      <text:p text:style-name="P5"><text:s text:c="20"/>&lt;xs:enumeration value="null"/&gt;</text:p>
      <text:p text:style-name="P5"><text:s text:c="20"/>&lt;xs:enumeration value="default"/&gt;</text:p>
      <text:p text:style-name="P5"><text:s text:c="20"/>&lt;xs:enumeration value="non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update-action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restrict"/&gt;</text:p>
      <text:p text:style-name="P5"><text:s text:c="20"/>&lt;xs:enumeration value="cascade"/&gt;</text:p>
      <text:p text:style-name="P5"><text:s text:c="20"/>&lt;xs:enumeration value="null"/&gt;</text:p>
      <text:p text:style-name="P5"><text:s text:c="20"/>&lt;xs:enumeration value="default"/&gt;</text:p>
      <text:p text:style-name="P5"><text:s text:c="20"/>&lt;xs:enumeration value="non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indexed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20"/>&lt;xs:enumeration value="uniqu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uniqu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mapped-by"/&gt;</text:p>
      <text:p text:style-name="P5"><text:s text:c="8"/>&lt;xs:attribute name="converter"/&gt;</text:p>
      <text:p text:style-name="P5"><text:s text:c="8"/>&lt;xs:attribute name="use-default-conversion" default="fals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oft-page-break/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4"/>&lt;/xs:attributeGroup&gt;</text:p>
      <text:p text:style-name="P5"><text:s text:c="4"/>&lt;xs:element name="order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annotation&gt;&lt;xs:documentation&gt;</text:p>
      <text:p text:style-name="P5"><text:s text:c="20"/>Please note, </text:p>
      <text:p text:style-name="P5"><text:s text:c="20"/>the following subelements must not occur more than once:</text:p>
      <text:p text:style-name="P5"><text:s text:c="20"/>- index</text:p>
      <text:p text:style-name="P5"><text:s text:c="16"/>&lt;/xs:documentation&gt;&lt;/xs:annotation&gt;</text:p>
      <text:p text:style-name="P5"><text:s text:c="16"/>&lt;xs:element ref="extension"/&gt;</text:p>
      <text:p text:style-name="P5"><text:s text:c="16"/>&lt;xs:element ref="column"/&gt;</text:p>
      <text:p text:style-name="P5"><text:s text:c="16"/>&lt;xs:element ref="index"/&gt;</text:p>
      <text:p text:style-name="P5"><text:s text:c="12"/>&lt;/xs:choice&gt;</text:p>
      <text:p text:style-name="P5"><text:s text:c="12"/>&lt;xs:attributeGroup ref="attlist.order"/&gt;</text:p>
      <text:p text:style-name="P5"><text:s text:c="8"/>&lt;/xs:complexType&gt;</text:p>
      <text:p text:style-name="P5"><text:s text:c="4"/>&lt;/xs:element&gt;</text:p>
      <text:p text:style-name="P5"><text:s text:c="4"/>&lt;xs:attributeGroup name="attlist.order"&gt;</text:p>
      <text:p text:style-name="P5"><text:s text:c="8"/>&lt;xs:attribute name="column"/&gt;</text:p>
      <text:p text:style-name="P5"><text:s text:c="8"/>&lt;xs:attribute name="mapped-by"/&gt;</text:p>
      <text:p text:style-name="P5"><text:s text:c="4"/>&lt;/xs:attributeGroup&gt;</text:p>
      <text:p text:style-name="P5"><text:s text:c="4"/>&lt;xs:element name="fetch-group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element ref="extension"/&gt;</text:p>
      <text:p text:style-name="P5"><text:s text:c="16"/>&lt;xs:element ref="fetch-group"/&gt;</text:p>
      <text:p text:style-name="P5"><text:s text:c="16"/>&lt;xs:element ref="field"/&gt;</text:p>
      <text:p text:style-name="P5"><text:s text:c="16"/>&lt;xs:element ref="property"/&gt;</text:p>
      <text:p text:style-name="P5"><text:s text:c="12"/>&lt;/xs:choice&gt;</text:p>
      <text:p text:style-name="P5"><text:s text:c="12"/>&lt;xs:attributeGroup ref="attlist.fetch-group"/&gt;</text:p>
      <text:p text:style-name="P5"><text:s text:c="8"/>&lt;/xs:complexType&gt;</text:p>
      <text:p text:style-name="P5"><text:s text:c="4"/>&lt;/xs:element&gt;</text:p>
      <text:p text:style-name="P5"><text:s text:c="4"/>&lt;xs:attributeGroup name="attlist.fetch-group"&gt;</text:p>
      <text:p text:style-name="P5"><text:s text:c="8"/>&lt;xs:attribute name="name" use="required"/&gt;</text:p>
      <text:p text:style-name="P5"><text:s text:c="8"/>&lt;xs:attribute name="post-load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4"/>&lt;/xs:attributeGroup&gt;</text:p>
      <text:p text:style-name="P5"><text:s text:c="4"/>&lt;xs:element name="embedded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element ref="extension"/&gt;</text:p>
      <text:p text:style-name="P5"><text:s text:c="16"/>&lt;xs:element ref="field"/&gt;</text:p>
      <text:p text:style-name="P5"><text:s text:c="16"/>&lt;xs:element ref="property"/&gt;</text:p>
      <text:p text:style-name="P5"><text:s text:c="16"/>&lt;xs:element ref="discriminator"/&gt;</text:p>
      <text:p text:style-name="P5"><text:s text:c="12"/>&lt;/xs:choice&gt;</text:p>
      <text:p text:style-name="P5"><text:s text:c="12"/>&lt;xs:attributeGroup ref="attlist.embedded"/&gt;</text:p>
      <text:p text:style-name="P5"><text:s text:c="8"/>&lt;/xs:complexType&gt;</text:p>
      <text:p text:style-name="P5"><text:s text:c="4"/>&lt;/xs:element&gt;</text:p>
      <text:p text:style-name="P5"><text:soft-page-break/><text:s text:c="4"/>&lt;xs:attributeGroup name="attlist.embedded"&gt;</text:p>
      <text:p text:style-name="P5"><text:s text:c="8"/>&lt;xs:attribute name="owner-field"/&gt;</text:p>
      <text:p text:style-name="P5"><text:s text:c="8"/>&lt;xs:attribute name="null-indicator-column"/&gt;</text:p>
      <text:p text:style-name="P5"><text:s text:c="8"/>&lt;xs:attribute name="null-indicator-value"/&gt;</text:p>
      <text:p text:style-name="P5"><text:s text:c="4"/>&lt;/xs:attributeGroup&gt;</text:p>
      <text:p text:style-name="P5"><text:s text:c="4"/>&lt;xs:element name="sequence"&gt;</text:p>
      <text:p text:style-name="P5"><text:s text:c="8"/>&lt;xs:complexType&gt;</text:p>
      <text:p text:style-name="P5"><text:s text:c="12"/>&lt;xs:sequence&gt;</text:p>
      <text:p text:style-name="P5"><text:s text:c="16"/>&lt;xs:element minOccurs="0" maxOccurs="unbounded" ref="extension"/&gt;</text:p>
      <text:p text:style-name="P5"><text:s text:c="12"/>&lt;/xs:sequence&gt;</text:p>
      <text:p text:style-name="P5"><text:s text:c="12"/>&lt;xs:attributeGroup ref="attlist.sequence"/&gt;</text:p>
      <text:p text:style-name="P5"><text:s text:c="8"/>&lt;/xs:complexType&gt;</text:p>
      <text:p text:style-name="P5"><text:s text:c="4"/>&lt;/xs:element&gt;</text:p>
      <text:p text:style-name="P5"><text:s text:c="4"/>&lt;xs:attributeGroup name="attlist.sequence"&gt;</text:p>
      <text:p text:style-name="P5"><text:s text:c="8"/>&lt;xs:attribute name="name" use="required"/&gt;</text:p>
      <text:p text:style-name="P5"><text:s text:c="8"/>&lt;xs:attribute name="datastore-sequence"/&gt;</text:p>
      <text:p text:style-name="P5"><text:s text:c="8"/>&lt;xs:attribute name="factory-class"/&gt;</text:p>
      <text:p text:style-name="P5"><text:s text:c="8"/>&lt;xs:attribute name="strategy" use="required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nontransactional"/&gt;</text:p>
      <text:p text:style-name="P5"><text:s text:c="20"/>&lt;xs:enumeration value="contiguous"/&gt;</text:p>
      <text:p text:style-name="P5"><text:s text:c="20"/>&lt;xs:enumeration value="noncontiguous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allocation-size" default="50"/&gt;</text:p>
      <text:p text:style-name="P5"><text:s text:c="8"/>&lt;xs:attribute name="initial-value" default="1"/&gt;</text:p>
      <text:p text:style-name="P5"><text:s text:c="4"/>&lt;/xs:attributeGroup&gt;</text:p>
      <text:p text:style-name="P5"><text:s text:c="4"/>&lt;xs:element name="index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annotation&gt;&lt;xs:documentation&gt;</text:p>
      <text:p text:style-name="P5"><text:s text:c="20"/>Please note, </text:p>
      <text:p text:style-name="P5"><text:s text:c="20"/>the following subelements must not occur more than once:</text:p>
      <text:p text:style-name="P5"><text:s text:c="20"/>- the choice of columns, fields or properties</text:p>
      <text:p text:style-name="P5"><text:s text:c="16"/>&lt;/xs:documentation&gt;&lt;/xs:annotation&gt;</text:p>
      <text:p text:style-name="P5"><text:s text:c="16"/>&lt;xs:element ref="extension"/&gt;</text:p>
      <text:p text:style-name="P5"><text:s text:c="16"/>&lt;xs:choice&gt;</text:p>
      <text:p text:style-name="P5"><text:s text:c="20"/>&lt;xs:element minOccurs="0" maxOccurs="unbounded" ref="column"/&gt;</text:p>
      <text:p text:style-name="P5"><text:s text:c="20"/>&lt;xs:element minOccurs="0" maxOccurs="unbounded" ref="field"/&gt;</text:p>
      <text:p text:style-name="P5"><text:s text:c="20"/>&lt;xs:element minOccurs="0" maxOccurs="unbounded" ref="property"/&gt;</text:p>
      <text:p text:style-name="P5"><text:s text:c="16"/>&lt;/xs:choice&gt;</text:p>
      <text:p text:style-name="P5"><text:s text:c="12"/>&lt;/xs:choice&gt;</text:p>
      <text:p text:style-name="P5"><text:s text:c="12"/>&lt;xs:attributeGroup ref="attlist.index"/&gt;</text:p>
      <text:p text:style-name="P5"><text:s text:c="8"/>&lt;/xs:complexType&gt;</text:p>
      <text:p text:style-name="P5"><text:s text:c="4"/>&lt;/xs:element&gt;</text:p>
      <text:p text:style-name="P5"><text:s text:c="4"/>&lt;xs:attributeGroup name="attlist.index"&gt;</text:p>
      <text:p text:style-name="P5"><text:s text:c="8"/>&lt;xs:attribute name="name"/&gt;</text:p>
      <text:p text:style-name="P5"><text:s text:c="8"/>&lt;xs:attribute name="table"/&gt;</text:p>
      <text:p text:style-name="P5"><text:s text:c="8"/>&lt;xs:attribute name="unique" default="fals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oft-page-break/><text:s text:c="12"/>&lt;/xs:simpleType&gt;</text:p>
      <text:p text:style-name="P5"><text:s text:c="8"/>&lt;/xs:attribute&gt;</text:p>
      <text:p text:style-name="P5"><text:s text:c="4"/>&lt;/xs:attributeGroup&gt;</text:p>
      <text:p text:style-name="P5"><text:s text:c="4"/>&lt;xs:element name="query"&gt;</text:p>
      <text:p text:style-name="P5"><text:s text:c="8"/>&lt;xs:complexType mixed="true"&gt;</text:p>
      <text:p text:style-name="P5"><text:s text:c="12"/>&lt;xs:sequence&gt;</text:p>
      <text:p text:style-name="P5"><text:s text:c="16"/>&lt;xs:element minOccurs="0" maxOccurs="unbounded" ref="extension"/&gt;</text:p>
      <text:p text:style-name="P5"><text:s text:c="12"/>&lt;/xs:sequence&gt;</text:p>
      <text:p text:style-name="P5"><text:s text:c="12"/>&lt;xs:attributeGroup ref="attlist.query"/&gt;</text:p>
      <text:p text:style-name="P5"><text:s text:c="8"/>&lt;/xs:complexType&gt;</text:p>
      <text:p text:style-name="P5"><text:s text:c="4"/>&lt;/xs:element&gt;</text:p>
      <text:p text:style-name="P5"><text:s text:c="4"/>&lt;xs:attributeGroup name="attlist.query"&gt;</text:p>
      <text:p text:style-name="P5"><text:s text:c="8"/>&lt;xs:attribute name="name" use="required"/&gt;</text:p>
      <text:p text:style-name="P5"><text:s text:c="8"/>&lt;xs:attribute name="language"/&gt;</text:p>
      <text:p text:style-name="P5"><text:s text:c="8"/>&lt;xs:attribute name="unmodifiable" default="fals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unique"&gt;</text:p>
      <text:p text:style-name="P5"><text:s text:c="12"/>&lt;xs:simpleType&gt;</text:p>
      <text:p text:style-name="P5"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8"/>&lt;xs:attribute name="result-class"/&gt;</text:p>
      <text:p text:style-name="P5"><text:s text:c="8"/>&lt;xs:attribute name="fetch-plan"/&gt;</text:p>
      <text:p text:style-name="P5"><text:s text:c="4"/>&lt;/xs:attributeGroup&gt;</text:p>
      <text:p text:style-name="P5"><text:s text:c="4"/>&lt;xs:element name="unique"&gt;</text:p>
      <text:p text:style-name="P5"><text:s text:c="8"/>&lt;xs:complexType&gt;</text:p>
      <text:p text:style-name="P5"><text:s text:c="12"/>&lt;xs:choice minOccurs="0" maxOccurs="unbounded"&gt;</text:p>
      <text:p text:style-name="P5"><text:s text:c="16"/>&lt;xs:annotation&gt;&lt;xs:documentation&gt;</text:p>
      <text:p text:style-name="P5"><text:s text:c="20"/>Please note, </text:p>
      <text:p text:style-name="P5"><text:s text:c="20"/>the following subelements must not occur more than once:</text:p>
      <text:p text:style-name="P5"><text:s text:c="20"/>- the choice of columns, fields or properties</text:p>
      <text:p text:style-name="P5"><text:s text:c="16"/>&lt;/xs:documentation&gt;&lt;/xs:annotation&gt;</text:p>
      <text:p text:style-name="P5"><text:s text:c="16"/>&lt;xs:element ref="extension"/&gt;</text:p>
      <text:p text:style-name="P5"><text:s text:c="16"/>&lt;xs:choice&gt;</text:p>
      <text:p text:style-name="P5"><text:s text:c="20"/>&lt;xs:element minOccurs="0" maxOccurs="unbounded" ref="column"/&gt;</text:p>
      <text:p text:style-name="P5"><text:s text:c="20"/>&lt;xs:element minOccurs="0" maxOccurs="unbounded" ref="field"/&gt;</text:p>
      <text:p text:style-name="P5"><text:s text:c="20"/>&lt;xs:element minOccurs="0" maxOccurs="unbounded" ref="property"/&gt;</text:p>
      <text:p text:style-name="P5"><text:s text:c="16"/>&lt;/xs:choice&gt;</text:p>
      <text:p text:style-name="P5"><text:s text:c="12"/>&lt;/xs:choice&gt;</text:p>
      <text:p text:style-name="P5"><text:s text:c="12"/>&lt;xs:attributeGroup ref="attlist.unique"/&gt;</text:p>
      <text:p text:style-name="P5"><text:s text:c="8"/>&lt;/xs:complexType&gt;</text:p>
      <text:p text:style-name="P5"><text:s text:c="4"/>&lt;/xs:element&gt;</text:p>
      <text:p text:style-name="P5"><text:s text:c="4"/>&lt;xs:attributeGroup name="attlist.unique"&gt;</text:p>
      <text:p text:style-name="P5"><text:s text:c="8"/>&lt;xs:attribute name="name"/&gt;</text:p>
      <text:p text:style-name="P5"><text:s text:c="8"/>&lt;xs:attribute name="table"/&gt;</text:p>
      <text:p text:style-name="P5"><text:s text:c="8"/>&lt;xs:attribute name="deferred" default="false"&gt;</text:p>
      <text:p text:style-name="P5"><text:s text:c="12"/>&lt;xs:simpleType&gt;</text:p>
      <text:p text:style-name="P5"><text:soft-page-break/><text:s text:c="16"/>&lt;xs:restriction base="xs:token"&gt;</text:p>
      <text:p text:style-name="P5"><text:s text:c="20"/>&lt;xs:enumeration value="true"/&gt;</text:p>
      <text:p text:style-name="P5"><text:s text:c="20"/>&lt;xs:enumeration value="false"/&gt;</text:p>
      <text:p text:style-name="P5"><text:s text:c="16"/>&lt;/xs:restriction&gt;</text:p>
      <text:p text:style-name="P5"><text:s text:c="12"/>&lt;/xs:simpleType&gt;</text:p>
      <text:p text:style-name="P5"><text:s text:c="8"/>&lt;/xs:attribute&gt;</text:p>
      <text:p text:style-name="P5"><text:s text:c="4"/>&lt;/xs:attributeGroup&gt;</text:p>
      <text:p text:style-name="P5"><text:s text:c="4"/>&lt;xs:element name="extension"&gt;</text:p>
      <text:p text:style-name="P5"><text:s text:c="8"/>&lt;xs:complexType&gt;</text:p>
      <text:p text:style-name="P5"><text:s text:c="12"/>&lt;xs:complexContent&gt;</text:p>
      <text:p text:style-name="P5"><text:s text:c="16"/>&lt;xs:extension base="any"&gt;</text:p>
      <text:p text:style-name="P5"><text:s text:c="20"/>&lt;xs:attributeGroup ref="attlist.extension"/&gt;</text:p>
      <text:p text:style-name="P5"><text:s text:c="16"/>&lt;/xs:extension&gt;</text:p>
      <text:p text:style-name="P5"><text:s text:c="12"/>&lt;/xs:complexContent&gt;</text:p>
      <text:p text:style-name="P5"><text:s text:c="8"/>&lt;/xs:complexType&gt;</text:p>
      <text:p text:style-name="P5"><text:s text:c="4"/>&lt;/xs:element&gt;</text:p>
      <text:p text:style-name="P5"><text:s text:c="4"/>&lt;xs:attributeGroup name="attlist.extension"&gt;</text:p>
      <text:p text:style-name="P5"><text:s text:c="8"/>&lt;xs:attribute name="vendor-name" use="required"/&gt;</text:p>
      <text:p text:style-name="P5"><text:s text:c="8"/>&lt;xs:attribute name="key"/&gt;</text:p>
      <text:p text:style-name="P5"><text:s text:c="8"/>&lt;xs:attribute name="value"/&gt;</text:p>
      <text:p text:style-name="P5"><text:s text:c="4"/>&lt;/xs:attributeGroup&gt;</text:p>
      <text:p text:style-name="P5"><text:s text:c="4"/>&lt;xs:complexType name="any" mixed="true"&gt;</text:p>
      <text:p text:style-name="P5"><text:s text:c="8"/>&lt;xs:sequence&gt;</text:p>
      <text:p text:style-name="P5"><text:s text:c="12"/>&lt;xs:any minOccurs="0" maxOccurs="unbounded" processContents="skip"/&gt;</text:p>
      <text:p text:style-name="P5"><text:s text:c="8"/>&lt;/xs:sequence&gt;</text:p>
      <text:p text:style-name="P5"><text:s text:c="4"/>&lt;/xs:complexType&gt;</text:p>
      <text:p text:style-name="P5">&lt;/xs:schema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ppendix" style:family="paragraph" style:default-outline-level="">
      <style:paragraph-properties fo:margin-left="2.54cm" fo:margin-right="0cm" fo:margin-top="0.635cm" fo:margin-bottom="0.423cm" style:line-height-at-least="0.706cm" fo:text-align="center" style:justify-single-word="false" fo:orphans="0" fo:widows="0" fo:text-indent="-2.54cm" style:auto-text-indent="false" fo:break-before="pag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8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14</meta:editing-cycles>
    <meta:creation-date>2012-06-24T14:10:55.11</meta:creation-date>
    <meta:editing-duration>PT19M38S</meta:editing-duration>
    <meta:generator>OpenOffice/4.1.10$Unix OpenOffice.org_project/4110m2$Build-9807</meta:generator>
    <dc:title>JDO_Chapter</dc:title>
    <dc:date>2021-09-30T21:40:47</dc:date>
    <dc:creator>Michael Bouschen</dc:creator>
    <meta:document-statistic meta:table-count="0" meta:image-count="0" meta:object-count="0" meta:page-count="25" meta:paragraph-count="1367" meta:word-count="2527" meta:character-count="542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